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100" table:style-name="ce1">
            <text:p>11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80" table:style-name="ce1">
            <text:p>28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800" table:style-name="ce1">
            <text:p>8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20" table:style-name="ce1">
            <text:p>12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70" table:style-name="ce1">
            <text:p>27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50" table:style-name="ce1">
            <text:p>3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500" table:style-name="ce1">
            <text:p>15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980" table:formula="of:=SUM([.E2:.E54])" table:style-name="ce20">
            <text:p>598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8-12T08:36:56Z</dc:date>
    <meta:print-date>2025-07-12T11:57:59Z</meta:print-date>
    <meta:editing-cycles>178</meta:editing-cycles>
    <meta:editing-duration>PT290090S</meta:editing-duration>
  </office:meta>
</office:document-meta>
</file>